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head&gt;</text:span></text:p>
      <text:p text:style-name="P1"><text:span text:style-name="T1">&lt;meta charset="utf-8" /&gt;</text:span></text:p>
      <text:p text:style-name="P1"><text:span text:style-name="T1">&lt;title&gt;premier programme!&lt;/tit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&lt;script&gt;</text:span></text:p>
      <text:p text:style-name="P1"><text:span text:style-name="T1">var age='18', age2='21', age_total;</text:span></text:p>
      <text:p text:style-name="P1"><text:span text:style-name="T1">age_total = age + age2;</text:span></text:p>
      <text:p text:style-name="P1"><text:span text:style-name="T1">var message = 'l\'age total est: ' + age_total;</text:span></text:p>
      <text:p text:style-name="P1"><text:span text:style-name="T1">alert(message);</text:span></text:p>
      <text:p text:style-name="P1"><text:span text:style-name="T1">&lt;/script&gt;</text:span></text:p>
      <text:p text:style-name="P1"><text:span text:style-name="T1">&lt;/body&gt;</text:span></text:p>
      <text:p text:style-name="P1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